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1b330" officeooo:paragraph-rsid="0001b330"/>
    </style:style>
    <style:style style:name="P2" style:family="paragraph" style:parent-style-name="Standard">
      <style:text-properties officeooo:rsid="0001b330" officeooo:paragraph-rsid="0002738c"/>
    </style:style>
    <style:style style:name="P3" style:family="paragraph" style:parent-style-name="Standard">
      <style:text-properties officeooo:rsid="0002738c" officeooo:paragraph-rsid="0002738c"/>
    </style:style>
    <style:style style:name="P4" style:family="paragraph" style:parent-style-name="Standard">
      <style:text-properties officeooo:rsid="0002aa61" officeooo:paragraph-rsid="0002aa61"/>
    </style:style>
    <style:style style:name="T1" style:family="text">
      <style:text-properties officeooo:rsid="0002738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stor chura C.</text:p>
      <text:p text:style-name="P4"/>
      <text:p text:style-name="P4"/>
      <text:p text:style-name="P1">1. cual es el comando para listar el contenidode un directorio</text:p>
      <text:p text:style-name="P1"/>
      <text:p text:style-name="P2">R. <text:span text:style-name="T3">dir <text:s text:c="3"/></text:span></text:p>
      <text:p text:style-name="P2"><text:span text:style-name="T3"><text:s text:c="4"/>dir-l</text:span></text:p>
      <text:p text:style-name="P1"/>
      <text:p text:style-name="P1">2 cual es el comando para ver carpetas ubicadas en la raiz</text:p>
      <text:p text:style-name="P1"/>
      <text:p text:style-name="P1">R. cd /<text:line-break/> <text:s text:c="3"/>dir</text:p>
      <text:p text:style-name="P1"/>
      <text:p text:style-name="P1">3 desglose el uso de cada carpeta en raiz (/bin /lib /var /etc, etc)</text:p>
      <text:p text:style-name="P1"/>
      <text:p text:style-name="P1">R. dir -ls</text:p>
      <text:p text:style-name="P1"/>
      <text:p text:style-name="P1">4 cual es el comando para ver el tamaño del disco duro</text:p>
      <text:p text:style-name="P1"/>
      <text:p text:style-name="P1">R. <text:span text:style-name="T1">df -h </text:span></text:p>
      <text:p text:style-name="P1"/>
      <text:p text:style-name="P3">despliega la informacion de la particion usada por el usuario</text:p>
      <text:p text:style-name="P3"/>
      <text:p text:style-name="P1"/>
      <text:p text:style-name="P1">5 cual es el comando para ver los dispositivos USB conectados</text:p>
      <text:p text:style-name="P1"/>
      <text:p text:style-name="P1">R. <text:span text:style-name="T1">lsusb</text:span></text:p>
      <text:p text:style-name="P1"/>
      <text:p text:style-name="P1"/>
      <text:p text:style-name="P3">6 cual es el comando para ver la(s) direcciones IP?</text:p>
      <text:p text:style-name="P3"/>
      <text:p text:style-name="P3">R. ifconfig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9:14:22.624680218</meta:creation-date>
    <dc:date>2019-10-14T09:37:40.506313301</dc:date>
    <meta:editing-duration>PT2M37S</meta:editing-duration>
    <meta:editing-cycles>1</meta:editing-cycles>
    <meta:document-statistic meta:table-count="0" meta:image-count="0" meta:object-count="0" meta:page-count="1" meta:paragraph-count="15" meta:word-count="100" meta:character-count="502" meta:non-whitespace-character-count="404"/>
    <meta:generator>LibreOffice/6.0.7.3$Linux_X86_64 LibreOffice_project/00m0$Build-3</meta:generator>
  </office:meta>
</office:document-meta>
</file>